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210AF24EE0938CB0.png" manifest:media-type="image/png"/>
  <manifest:file-entry manifest:full-path="Pictures/10000201000006400000038412CE72E3EBE63E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38bd" officeooo:paragraph-rsid="001a38b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12CE72E3EBE63EAC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17cm" svg:height="9.562cm" draw:z-index="1"><draw:image xlink:href="Pictures/100002010000064000000384210AF24EE0938C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38bd" officeooo:paragraph-rsid="001a38bd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2"/><text:span text:style-name="MT1">ECHO AND READ <text:s/></text:span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09:20.241739317</meta:creation-date>
    <dc:date>2022-03-22T16:15:43.167522273</dc:date>
    <meta:editing-duration>PT6M2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3" meta:character-count="68" meta:non-whitespace-character-count="11"/>
  </office:meta>
</office:document-meta>
</file>